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3cm" svg:stroke-color="#a7074b" draw:marker-start-width="0.279cm" draw:marker-end-width="0.279cm" draw:fill="none" draw:textarea-horizontal-align="justify" draw:textarea-vertical-align="middle" draw:auto-grow-height="false" fo:min-height="3.75cm" fo:min-width="9.7cm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55cm" fo:min-width="0.9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cm"/>
    </style:style>
    <style:style style:name="gr5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draw:stroke-dash="Ultrafine_20_Dashed" svg:stroke-color="#000000" draw:fill="solid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47cm"/>
      <style:paragraph-properties style:writing-mode="lr-tb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.208cm"/>
    </style:style>
    <style:style style:name="gr11" style:family="graphic" style:parent-style-name="standard">
      <style:graphic-properties draw:stroke="none" draw:fill-color="#cccccc" draw:textarea-horizontal-align="justify" draw:textarea-vertical-align="middle" draw:auto-grow-height="false" fo:min-height="0.75cm" fo:min-width="0.5cm"/>
    </style:style>
    <style:style style:name="gr12" style:family="graphic" style:parent-style-name="objectwithoutfill">
      <style:graphic-properties svg:stroke-color="#000000" draw:fill="solid" draw:textarea-vertical-align="middl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0cm"/>
      <style:paragraph-properties style:writing-mode="lr-tb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0.104cm" fo:min-width="0.7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  <style:paragraph-properties style:writing-mode="lr-tb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0.65cm" fo:min-width="0.3cm"/>
      <style:paragraph-properties style:writing-mode="lr-tb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104cm" fo:min-width="1.128cm"/>
    </style:style>
    <style:style style:name="gr19" style:family="graphic" style:parent-style-name="standard">
      <style:graphic-properties svg:stroke-color="#000000" draw:fill-color="#b2b2b2" draw:textarea-horizontal-align="justify" draw:textarea-vertical-align="middle" draw:auto-grow-height="false" fo:min-height="0.65cm" fo:min-width="0.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53cm"/>
      <style:paragraph-properties style:writing-mode="lr-tb"/>
    </style:style>
    <style:style style:name="gr23" style:family="graphic" style:parent-style-name="objectwithoutfill">
      <style:graphic-properties draw:stroke="solid" draw:stroke-dash="Fine_20_Dashed" svg:stroke-color="#000000" draw:fill="solid" draw:textarea-vertical-align="middle"/>
    </style:style>
    <style:style style:name="gr24" style:family="graphic" style:parent-style-name="standard">
      <style:graphic-properties draw:stroke="dash" draw:stroke-dash="Dashed_20__28_var_29_" svg:stroke-width="0.053cm" svg:stroke-color="#a7074b" draw:marker-start-width="0.279cm" draw:marker-end-width="0.279cm" draw:fill="none" draw:textarea-horizontal-align="justify" draw:textarea-vertical-align="middle" draw:auto-grow-height="false" fo:min-height="3.698cm" fo:min-width="6.648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8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.462cm"/>
    </style:style>
    <style:style style:name="gr28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draw:fill-color="#b4c7dc" draw:textarea-horizontal-align="justify" draw:textarea-vertical-align="middle" draw:auto-grow-height="false" fo:min-height="0.248cm" fo:min-width="0cm"/>
    </style:style>
    <style:style style:name="gr30" style:family="graphic" style:parent-style-name="objectwithoutfill">
      <style:graphic-properties svg:stroke-color="#000000" draw:fill="solid" draw:fill-color="#b4c7dc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8pt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b2b2b2" loext:opacity="100%" fo:font-size="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a7074b" loext:opacity="100%" fo:font-size="9pt"/>
    </style:style>
    <style:style style:name="P12" style:family="paragraph">
      <loext:graphic-properties draw:fill-color="#b4c7dc"/>
      <style:paragraph-properties fo:text-align="center"/>
    </style:style>
    <style:style style:name="P13" style:family="paragraph">
      <loext:graphic-properties draw:fill="solid" draw:fill-color="#b4c7dc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fo:color="#b2b2b2" loext:opacity="100%" fo:font-size="8pt"/>
    </style:style>
    <style:style style:name="T3" style:family="text">
      <style:text-properties fo:color="#a7074b" loext:opacity="100%"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2cm" svg:height="4cm" svg:x="9.3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8cm" svg:x="15cm" svg:y="3.3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1" draw:layer="layout" svg:width="0.6cm" svg:height="0.6cm" svg:x="12.1cm" svg:y="9.2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4cm" svg:height="0.8cm" svg:x="12cm" svg:y="9.19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12.7cm" svg:y1="9.599cm" svg:x2="13.7cm" svg:y2="9.599cm">
            <text:p/>
          </draw:line>
          <draw:custom-shape draw:style-name="gr6" draw:text-style-name="P1" draw:layer="layout" svg:width="0.4cm" svg:height="0.4cm" svg:x="12.3cm" svg:y="8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2.7cm" svg:y1="8.699cm" svg:x2="13.7cm" svg:y2="8.699cm">
            <text:p/>
          </draw:line>
          <draw:custom-shape draw:style-name="gr8" draw:text-style-name="P5" draw:layer="layout" svg:width="0.3cm" svg:height="1.5cm" svg:x="13.7cm" svg:y="8.39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1" draw:layer="layout" svg:width="0.6cm" svg:height="0.6cm" draw:transform="rotate (-3.14159265358979) translate (12.1cm 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4cm" svg:height="0.8cm" draw:transform="rotate (-3.14159265358979) translate (12.201cm 9.1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11.5cm" svg:y1="8.7cm" svg:x2="10.5cm" svg:y2="8.7cm">
              <text:p/>
            </draw:line>
            <draw:custom-shape draw:style-name="gr6" draw:text-style-name="P1" draw:layer="layout" svg:width="0.4cm" svg:height="0.4cm" draw:transform="rotate (-3.14159265358979) translate (11.901cm 9.7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11.5cm" svg:y1="9.6cm" svg:x2="10.5cm" svg:y2="9.6cm">
              <text:p/>
            </draw:line>
            <draw:custom-shape draw:style-name="gr8" draw:text-style-name="P5" draw:layer="layout" svg:width="0.3cm" svg:height="1.5cm" svg:x="10.2cm" svg:y="8.399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9" draw:text-style-name="P6" draw:layer="layout" svg:width="4.947cm" svg:height="0.569cm" svg:x="13.2cm" svg:y="2.631cm">
          <draw:text-box>
            <text:p><text:span text:style-name="T1">ThreadBasedRemoteAccessServer</text:span></text:p>
          </draw:text-box>
        </draw:frame>
        <draw:g>
          <draw:custom-shape draw:style-name="gr10" draw:text-style-name="P7" draw:layer="layout" svg:width="1cm" svg:height="0.2cm" svg:x="17.801cm" svg:y="4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1cm" svg:height="1cm" svg:x="17.8cm" svg:y="3.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1cm" svg:height="0.2cm" svg:x="17.8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4" draw:layer="layout" svg:x1="17.8cm" svg:y1="3.7cm" svg:x2="17.8cm" svg:y2="4.7cm">
            <text:p/>
          </draw:line>
          <draw:line draw:style-name="gr12" draw:text-style-name="P4" draw:layer="layout" svg:x1="18.8cm" svg:y1="3.7cm" svg:x2="18.8cm" svg:y2="4.7cm">
            <text:p/>
          </draw:line>
        </draw:g>
        <draw:g>
          <draw:g>
            <draw:custom-shape draw:style-name="gr6" draw:text-style-name="P1" draw:layer="layout" svg:width="0.3cm" svg:height="0.3cm" svg:x="14.05cm" svg:y="4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14cm" svg:y="4.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14.35cm" svg:y1="4.4cm" svg:x2="14.85cm" svg:y2="4.4cm">
            <text:p/>
          </draw:line>
          <draw:custom-shape draw:style-name="gr6" draw:text-style-name="P1" draw:layer="layout" svg:width="0.2cm" svg:height="0.2cm" svg:x="14.1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4.35cm" svg:y1="3.95cm" svg:x2="14.85cm" svg:y2="3.95cm">
            <text:p/>
          </draw:line>
          <draw:custom-shape draw:style-name="gr14" draw:text-style-name="P5" draw:layer="layout" svg:width="0.15cm" svg:height="0.75cm" svg:x="14.85cm" svg:y="3.8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2" draw:layer="layout" svg:width="2.3cm" svg:height="0.5cm" draw:transform="rotate (1.5707963267949) translate (12.3cm 5.4cm)">
          <text:p/>
          <draw:enhanced-geometry svg:viewBox="0 0 21600 21600" draw:glue-points="?f6 10800 10800 21600 ?f5 10800 10800 0" draw:text-areas="?f3 ?f3 ?f4 ?f4" draw:type="trapezoid" draw:modifiers="2534.5501955671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g>
            <draw:custom-shape draw:style-name="gr6" draw:text-style-name="P1" draw:layer="layout" svg:width="0.3cm" svg:height="0.3cm" svg:x="11.35cm" svg:y="3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11.3cm" svg:y="3.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11.65cm" svg:y1="4cm" svg:x2="12.15cm" svg:y2="4cm">
            <text:p/>
          </draw:line>
          <draw:custom-shape draw:style-name="gr6" draw:text-style-name="P1" draw:layer="layout" svg:width="0.2cm" svg:height="0.2cm" svg:x="11.45cm" svg:y="3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1.65cm" svg:y1="3.55cm" svg:x2="12.15cm" svg:y2="3.55cm">
            <text:p/>
          </draw:line>
          <draw:custom-shape draw:style-name="gr14" draw:text-style-name="P5" draw:layer="layout" svg:width="0.15cm" svg:height="0.75cm" svg:x="12.15cm" svg:y="3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1" draw:layer="layout" svg:width="0.3cm" svg:height="0.3cm" svg:x="11.35cm" svg:y="4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11.3cm" svg:y="4.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11.65cm" svg:y1="5cm" svg:x2="12.15cm" svg:y2="5cm">
            <text:p/>
          </draw:line>
          <draw:custom-shape draw:style-name="gr6" draw:text-style-name="P1" draw:layer="layout" svg:width="0.2cm" svg:height="0.2cm" svg:x="11.45cm" svg:y="4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1.65cm" svg:y1="4.55cm" svg:x2="12.15cm" svg:y2="4.55cm">
            <text:p/>
          </draw:line>
          <draw:custom-shape draw:style-name="gr14" draw:text-style-name="P5" draw:layer="layout" svg:width="0.15cm" svg:height="0.75cm" svg:x="12.15cm" svg:y="4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1" draw:layer="layout" svg:width="0.3cm" svg:height="0.3cm" draw:transform="rotate (-3.14159265358979) translate (13.75cm 4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13.8cm 4.2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13.45cm" svg:y1="4cm" svg:x2="12.95cm" svg:y2="4cm">
              <text:p/>
            </draw:line>
            <draw:custom-shape draw:style-name="gr6" draw:text-style-name="P1" draw:layer="layout" svg:width="0.2cm" svg:height="0.2cm" draw:transform="rotate (-3.14159265358979) translate (13.65cm 4.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13.45cm" svg:y1="4.45cm" svg:x2="12.95cm" svg:y2="4.45cm">
              <text:p/>
            </draw:line>
            <draw:custom-shape draw:style-name="gr14" draw:text-style-name="P5" draw:layer="layout" svg:width="0.15cm" svg:height="0.75cm" svg:x="12.8cm" svg:y="3.8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6" draw:text-style-name="P8" draw:layer="layout" svg:width="2.585cm" svg:height="0.569cm" svg:x="17.051cm" svg:y="4.831cm">
          <draw:text-box>
            <text:p><text:span text:style-name="T2">ObjectDictionary</text:span></text:p>
          </draw:text-box>
        </draw:frame>
        <draw:g>
          <draw:g>
            <draw:custom-shape draw:style-name="gr6" draw:text-style-name="P1" draw:layer="layout" svg:width="0.3cm" svg:height="0.3cm" draw:transform="rotate (-3.14159265358979) translate (11.15cm 3.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11.2cm 3.8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10.85cm" svg:y1="3.6cm" svg:x2="10.35cm" svg:y2="3.6cm">
              <text:p/>
            </draw:line>
            <draw:custom-shape draw:style-name="gr6" draw:text-style-name="P1" draw:layer="layout" svg:width="0.2cm" svg:height="0.2cm" draw:transform="rotate (-3.14159265358979) translate (11.05cm 4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10.85cm" svg:y1="4.05cm" svg:x2="10.35cm" svg:y2="4.05cm">
              <text:p/>
            </draw:line>
            <draw:custom-shape draw:style-name="gr14" draw:text-style-name="P5" draw:layer="layout" svg:width="0.15cm" svg:height="0.75cm" svg:x="10.2cm" svg:y="3.4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9" draw:layer="layout" svg:width="0.8cm" svg:height="0.9cm" svg:x="9.4cm" svg:y="3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8cm" svg:height="0.9cm" svg:x="7.4cm" svg:y="3.4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1" draw:layer="layout" svg:width="0.3cm" svg:height="0.3cm" svg:x="6.45cm" svg:y="3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6.4cm" svg:y="3.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6.75cm" svg:y1="4.1cm" svg:x2="7.25cm" svg:y2="4.1cm">
            <text:p/>
          </draw:line>
          <draw:custom-shape draw:style-name="gr6" draw:text-style-name="P1" draw:layer="layout" svg:width="0.2cm" svg:height="0.2cm" svg:x="6.55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6.75cm" svg:y1="3.65cm" svg:x2="7.25cm" svg:y2="3.65cm">
            <text:p/>
          </draw:line>
          <draw:custom-shape draw:style-name="gr14" draw:text-style-name="P5" draw:layer="layout" svg:width="0.15cm" svg:height="0.75cm" svg:x="7.25cm" svg:y="3.5cm">
            <text:p/>
            <draw:enhanced-geometry svg:viewBox="0 0 21600 21600" draw:type="rectangle" draw:enhanced-path="M 0 0 L 21600 0 21600 21600 0 21600 0 0 Z N"/>
          </draw:custom-shape>
        </draw:g>
        <draw:custom-shape draw:style-name="gr18" draw:text-style-name="P2" draw:layer="layout" svg:width="2.3cm" svg:height="0.5cm" draw:transform="rotate (1.5707963267949) translate (4.9cm 5.1cm)">
          <text:p/>
          <draw:enhanced-geometry svg:viewBox="0 0 21600 21600" draw:glue-points="?f6 10800 10800 21600 ?f5 10800 10800 0" draw:text-areas="?f3 ?f3 ?f4 ?f4" draw:type="trapezoid" draw:modifiers="2534.5501955671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g>
            <draw:custom-shape draw:style-name="gr6" draw:text-style-name="P1" draw:layer="layout" svg:width="0.3cm" svg:height="0.3cm" svg:x="3.95cm" svg:y="3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3.9cm" svg:y="3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4.25cm" svg:y1="3.7cm" svg:x2="4.75cm" svg:y2="3.7cm">
            <text:p/>
          </draw:line>
          <draw:custom-shape draw:style-name="gr6" draw:text-style-name="P1" draw:layer="layout" svg:width="0.2cm" svg:height="0.2cm" svg:x="4.05cm" svg:y="3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4.25cm" svg:y1="3.25cm" svg:x2="4.75cm" svg:y2="3.25cm">
            <text:p/>
          </draw:line>
          <draw:custom-shape draw:style-name="gr14" draw:text-style-name="P5" draw:layer="layout" svg:width="0.15cm" svg:height="0.75cm" svg:x="4.75cm" svg:y="3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1" draw:layer="layout" svg:width="0.3cm" svg:height="0.3cm" svg:x="3.95cm" svg:y="4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3.9cm" svg:y="4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4.25cm" svg:y1="4.7cm" svg:x2="4.75cm" svg:y2="4.7cm">
            <text:p/>
          </draw:line>
          <draw:custom-shape draw:style-name="gr6" draw:text-style-name="P1" draw:layer="layout" svg:width="0.2cm" svg:height="0.2cm" svg:x="4.05cm" svg:y="4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4.25cm" svg:y1="4.25cm" svg:x2="4.75cm" svg:y2="4.25cm">
            <text:p/>
          </draw:line>
          <draw:custom-shape draw:style-name="gr14" draw:text-style-name="P5" draw:layer="layout" svg:width="0.15cm" svg:height="0.75cm" svg:x="4.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1" draw:layer="layout" svg:width="0.3cm" svg:height="0.3cm" draw:transform="rotate (-3.14159265358979) translate (6.35cm 3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6.4cm 3.9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6.05cm" svg:y1="3.7cm" svg:x2="5.55cm" svg:y2="3.7cm">
              <text:p/>
            </draw:line>
            <draw:custom-shape draw:style-name="gr6" draw:text-style-name="P1" draw:layer="layout" svg:width="0.2cm" svg:height="0.2cm" draw:transform="rotate (-3.14159265358979) translate (6.25cm 4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6.05cm" svg:y1="4.15cm" svg:x2="5.55cm" svg:y2="4.15cm">
              <text:p/>
            </draw:line>
            <draw:custom-shape draw:style-name="gr14" draw:text-style-name="P5" draw:layer="layout" svg:width="0.15cm" svg:height="0.75cm" svg:x="5.4cm" svg:y="3.5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6" draw:text-style-name="P1" draw:layer="layout" svg:width="0.3cm" svg:height="0.3cm" draw:transform="rotate (-3.14159265358979) translate (3.85cm 3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3.9cm 3.5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3.55cm" svg:y1="3.3cm" svg:x2="3.05cm" svg:y2="3.3cm">
              <text:p/>
            </draw:line>
            <draw:custom-shape draw:style-name="gr6" draw:text-style-name="P1" draw:layer="layout" svg:width="0.2cm" svg:height="0.2cm" draw:transform="rotate (-3.14159265358979) translate (3.75cm 3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3.55cm" svg:y1="3.75cm" svg:x2="3.05cm" svg:y2="3.75cm">
              <text:p/>
            </draw:line>
            <draw:custom-shape draw:style-name="gr14" draw:text-style-name="P5" draw:layer="layout" svg:width="0.15cm" svg:height="0.75cm" svg:x="2.9cm" svg:y="3.1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9" draw:layer="layout" svg:width="0.8cm" svg:height="0.9cm" svg:x="2.1cm" svg:y="3.1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1" draw:layer="layout" svg:width="0.3cm" svg:height="0.3cm" draw:transform="rotate (-3.14159265358979) translate (3.85cm 4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3.9cm 4.5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3.55cm" svg:y1="4.3cm" svg:x2="3.05cm" svg:y2="4.3cm">
              <text:p/>
            </draw:line>
            <draw:custom-shape draw:style-name="gr6" draw:text-style-name="P1" draw:layer="layout" svg:width="0.2cm" svg:height="0.2cm" draw:transform="rotate (-3.14159265358979) translate (3.75cm 4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3.55cm" svg:y1="4.75cm" svg:x2="3.05cm" svg:y2="4.75cm">
              <text:p/>
            </draw:line>
            <draw:custom-shape draw:style-name="gr14" draw:text-style-name="P5" draw:layer="layout" svg:width="0.15cm" svg:height="0.75cm" svg:x="2.9cm" svg:y="4.1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9" draw:text-style-name="P10" draw:layer="layout" svg:width="0.8cm" svg:height="0.9cm" svg:x="2.1cm" svg:y="4.1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1.874cm" svg:height="0.569cm" svg:x="11.6cm" svg:y="2.6cm">
          <draw:text-box>
            <text:p><text:span text:style-name="T1">Multiplexer</text:span></text:p>
          </draw:text-box>
        </draw:frame>
        <draw:frame draw:style-name="gr20" draw:text-style-name="P6" draw:layer="layout" svg:width="1.874cm" svg:height="0.569cm" svg:x="4.2cm" svg:y="2.331cm">
          <draw:text-box>
            <text:p><text:span text:style-name="T1">Multiplexer</text:span></text:p>
          </draw:text-box>
        </draw:frame>
        <draw:frame draw:style-name="gr21" draw:text-style-name="P6" draw:layer="layout" svg:width="3.271cm" svg:height="0.569cm" svg:x="1.1cm" svg:y="2.531cm">
          <draw:text-box>
            <text:p><text:span text:style-name="T1">SingleRODACLIClient</text:span></text:p>
          </draw:text-box>
        </draw:frame>
        <draw:frame draw:style-name="gr22" draw:text-style-name="P6" draw:layer="layout" svg:width="1.353cm" svg:height="0.569cm" svg:x="1.901cm" svg:y="4.932cm">
          <draw:text-box>
            <text:p><text:span text:style-name="T2">Others</text:span></text:p>
          </draw:text-box>
        </draw:frame>
        <draw:g>
          <draw:g>
            <draw:custom-shape draw:style-name="gr6" draw:text-style-name="P1" draw:layer="layout" svg:width="0.3cm" svg:height="0.3cm" draw:transform="rotate (-3.14159265358979) translate (17.2cm 4.3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17.25cm 4.4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23" draw:text-style-name="P4" draw:layer="layout" svg:x1="16.9cm" svg:y1="4.2cm" svg:x2="16.4cm" svg:y2="4.2cm">
            <text:p/>
          </draw:line>
        </draw:g>
        <draw:g>
          <draw:custom-shape draw:style-name="gr6" draw:text-style-name="P1" draw:layer="layout" svg:width="0.2cm" svg:height="0.2cm" svg:x="17.1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7.3cm" svg:y1="4.2cm" svg:x2="17.8cm" svg:y2="4.2cm">
            <text:p/>
          </draw:line>
        </draw:g>
        <draw:custom-shape draw:style-name="gr24" draw:text-style-name="P1" draw:layer="layout" svg:width="7.2cm" svg:height="4cm" svg:x="1.1cm" svg:y="2.3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1" draw:layer="layout" svg:width="0.3cm" svg:height="0.3cm" draw:transform="rotate (-3.14159265358979) translate (11.151cm 4.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11.201cm 4.8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10.851cm" svg:y1="4.6cm" svg:x2="10.351cm" svg:y2="4.6cm">
              <text:p/>
            </draw:line>
            <draw:custom-shape draw:style-name="gr6" draw:text-style-name="P1" draw:layer="layout" svg:width="0.2cm" svg:height="0.2cm" draw:transform="rotate (-3.14159265358979) translate (11.051cm 5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10.851cm" svg:y1="5.05cm" svg:x2="10.351cm" svg:y2="5.05cm">
              <text:p/>
            </draw:line>
            <draw:custom-shape draw:style-name="gr14" draw:text-style-name="P5" draw:layer="layout" svg:width="0.15cm" svg:height="0.75cm" svg:x="10.201cm" svg:y="4.4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9" draw:text-style-name="P10" draw:layer="layout" svg:width="0.8cm" svg:height="0.9cm" svg:x="9.401cm" svg:y="4.4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353cm" svg:height="0.569cm" svg:x="9.202cm" svg:y="5.232cm">
          <draw:text-box>
            <text:p><text:span text:style-name="T2">Others</text:span></text:p>
          </draw:text-box>
        </draw:frame>
        <draw:frame draw:style-name="gr25" draw:text-style-name="P11" draw:layer="layout" svg:width="1.764cm" svg:height="0.607cm" svg:x="9.3cm" svg:y="1.693cm">
          <draw:text-box>
            <text:p><text:span text:style-name="T3">Device A</text:span></text:p>
          </draw:text-box>
        </draw:frame>
        <draw:frame draw:style-name="gr26" draw:text-style-name="P11" draw:layer="layout" svg:width="1.78cm" svg:height="0.607cm" svg:x="6.636cm" svg:y="1.693cm">
          <draw:text-box>
            <text:p><text:span text:style-name="T3">Device B</text:span></text:p>
          </draw:text-box>
        </draw:frame>
        <draw:custom-shape draw:style-name="gr27" draw:text-style-name="P2" draw:layer="layout" svg:width="1.2cm" svg:height="0.2cm" svg:x="8.2cm" svg:y="3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28" draw:text-style-name="P12" draw:layer="layout" svg:width="0.3cm" svg:height="0.1cm" draw:transform="rotate (1.5707963267949) translate (15.6cm 4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2" draw:layer="layout" svg:width="0.3cm" svg:height="0.498cm" draw:transform="rotate (1.5707963267949) translate (15.15cm 4.1cm)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2" draw:layer="layout" svg:width="0.3cm" svg:height="0.101cm" draw:transform="rotate (1.5707963267949) translate (15.1cm 4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3" draw:layer="layout" svg:x1="15.15cm" svg:y1="4.1cm" svg:x2="15.649cm" svg:y2="4.1cm">
            <text:p/>
          </draw:line>
          <draw:line draw:style-name="gr30" draw:text-style-name="P13" draw:layer="layout" svg:x1="15.15cm" svg:y1="3.8cm" svg:x2="15.649cm" svg:y2="3.8cm">
            <text:p/>
          </draw:line>
        </draw:g>
        <draw:g>
          <draw:custom-shape draw:style-name="gr28" draw:text-style-name="P12" draw:layer="layout" svg:width="0.3cm" svg:height="0.1cm" draw:transform="rotate (1.5707963267949) translate (8cm 3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2" draw:layer="layout" svg:width="0.3cm" svg:height="0.498cm" draw:transform="rotate (1.5707963267949) translate (7.55cm 3.8cm)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2" draw:layer="layout" svg:width="0.3cm" svg:height="0.101cm" draw:transform="rotate (1.5707963267949) translate (7.5cm 3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3" draw:layer="layout" svg:x1="7.55cm" svg:y1="3.8cm" svg:x2="8.049cm" svg:y2="3.8cm">
            <text:p/>
          </draw:line>
          <draw:line draw:style-name="gr30" draw:text-style-name="P13" draw:layer="layout" svg:x1="7.55cm" svg:y1="3.5cm" svg:x2="8.049cm" svg:y2="3.5cm">
            <text:p/>
          </draw:line>
        </draw:g>
        <draw:g>
          <draw:custom-shape draw:style-name="gr28" draw:text-style-name="P12" draw:layer="layout" svg:width="0.3cm" svg:height="0.1cm" draw:transform="rotate (-1.5707963267949) translate (9.599cm 3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2" draw:layer="layout" svg:width="0.3cm" svg:height="0.498cm" draw:transform="rotate (-1.5707963267949) translate (10.05cm 3.899cm)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2" draw:layer="layout" svg:width="0.3cm" svg:height="0.101cm" draw:transform="rotate (-1.5707963267949) translate (10.1cm 3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3" draw:layer="layout" svg:x1="10.049cm" svg:y1="3.9cm" svg:x2="9.55cm" svg:y2="3.9cm">
            <text:p/>
          </draw:line>
          <draw:line draw:style-name="gr30" draw:text-style-name="P13" draw:layer="layout" svg:x1="10.049cm" svg:y1="4.199cm" svg:x2="9.55cm" svg:y2="4.199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02T16:50:53.919576065</meta:creation-date>
    <dc:date>2021-06-09T21:08:14.283652231</dc:date>
    <meta:editing-duration>PT4H15M4S</meta:editing-duration>
    <meta:editing-cycles>10</meta:editing-cycles>
    <meta:generator>LibreOffice/7.1.3.2$Linux_X86_64 LibreOffice_project/10$Build-2</meta:generator>
    <meta:document-statistic meta:object-count="171"/>
  </office:meta>
</office:document-meta>
</file>